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 style:family="paragraph" style:parent-style-name="Normal">
      <style:paragraph-properties fo:text-align="center"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4" style:family="paragraph" style:parent-style-name="Normal">
      <style:text-properties officeooo:rsid="000c8eca" officeooo:paragraph-rsid="000c8eca"/>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ign ideas</text:p>
      <text:p text:style-name="P2"/>
      <text:p text:style-name="Normal">Use levenshtein for searching through dictionary for approximate matches. (ternary search tree to store dictionary words?) Stringutils.getLevenshteinDistance()?</text:p>
      <text:p text:style-name="Normal">Read in ciphertext translated to (ascii?) then store in an array(?)</text:p>
      <text:p text:style-name="Normal"/>
      <text:p text:style-name="P1">Initial seeding</text:p>
      <text:p text:style-name="Normal">Use letter frequency. Evaluate English letter frequencies (+ later maybe previous zodiac texts). Then see what combinations of symbols add up to each letter with a reasonable error rate and then assign those symbols to that letter. Repeat for each (high frequency?) letter. Assign leftover symbols randomly, or perhaps use biograph or trigraph frequency to figure out likely combinations.</text:p>
      <text:p text:style-name="Normal"/>
      <text:p text:style-name="Normal"/>
      <text:p text:style-name="Normal"><text:span text:style-name="Default_20_Paragraph_20_Font"><text:span text:style-name="T1">Score </text:span></text:span>by comparing to dictionary words.</text:p>
      <text:p text:style-name="P4">Temporarily using hashset:</text:p>
      <text:p text:style-name="P4">For this it counts individual letters as words, need to stop this, by removing words less than two length? Unless a or I?<text:tab/></text:p>
      <text:p text:style-name="Normal">Allow sideways moving if no uphill move is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dc:title/>
    <dc:description/>
    <dc:subject/>
    <meta:initial-creator>alex</meta:initial-creator>
    <meta:creation-date>2017-02-19T15:41:00Z</meta:creation-date>
    <dc:date>2017-02-22T17:46:42.236000000</dc:date>
    <meta:editing-cycles>12</meta:editing-cycles>
    <meta:editing-duration>PT57M30S</meta:editing-duration>
    <meta:document-statistic meta:table-count="0" meta:image-count="0" meta:object-count="0" meta:page-count="1" meta:paragraph-count="9" meta:word-count="132" meta:character-count="882" meta:non-whitespace-character-count="758"/>
    <meta:template xlink:type="simple" xlink:actuate="onRequest" xlink:title="" xlink:href="Normal"/>
  </office:meta>
</office:document-meta>
</file>